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ystem-ui, apple-system, 'Segoe UI', 'Helvetica Neue', 'Noto Sans', 'Liberation Sans', Arial, sans-serif, 'Apple Color Emoji', 'Segoe UI Emoji', 'Segoe UI Symbol', 'Noto Color Emoji'"/>
  </office:font-face-decls>
  <office:automatic-styles>
    <style:style style:name="T1" style:family="text">
      <style:text-properties fo:font-variant="normal" fo:text-transform="none" fo:color="#00a186" loext:opacity="100%" style:font-name="Roboto" fo:font-size="13.5pt" fo:letter-spacing="normal" fo:font-style="normal" fo:font-weight="bold"/>
    </style:style>
    <style:style style:name="T2" style:family="text">
      <style:text-properties fo:font-variant="normal" fo:text-transform="none" style:text-line-through-style="none" style:text-line-through-type="none" style:font-name="Roboto" fo:font-size="13.5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style:text-line-through-style="none" style:text-line-through-type="none" style:font-name="Roboto" fo:font-size="13.5pt" fo:letter-spacing="normal" fo:font-style="normal" style:text-underline-style="none" fo:font-weight="bold" officeooo:rsid="0006a338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hoodi.etherscan.io/verifyContract-solc?a=0x8127c1d36d3c41d250478c6232358bba6edc97ce&amp;c=v0.8.28%2Bcommit.7893614a&amp;lictype=5" text:style-name="Internet_20_link" text:visited-style-name="Visited_20_Internet_20_Link">https://hoodi.etherscan.io/verifyContract-solc?a=0x8127c1d36d3c41d250478c6232358bba6edc97ce&amp;c=v0.8.28%2bcommit.7893614a&amp;lictype=5</text:a><text:line-break/><text:line-break/><text:line-break/><text:line-break/><text:span text:style-name="T1">Successfully generated matching Bytecode and ABI for Contract Address </text:span><text:a xlink:type="simple" xlink:href="https://hoodi.etherscan.io/address/0x8127c1d36d3c41d250478c6232358bba6edc97ce#code" text:style-name="Internet_20_link" text:visited-style-name="Visited_20_Internet_20_Link"><text:span text:style-name="T2">[0x8127c1d36d3c41d250478c6232358bba6edc97ce]</text:span></text:a><text:span text:style-name="T3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ystem-ui, apple-system, 'Segoe UI'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07:27:03.627221410</meta:creation-date>
    <dc:date>2025-05-16T07:30:18.935543950</dc:date>
    <meta:editing-duration>PT3M15S</meta:editing-duration>
    <meta:editing-cycles>1</meta:editing-cycles>
    <meta:document-statistic meta:table-count="0" meta:image-count="0" meta:object-count="0" meta:page-count="1" meta:paragraph-count="1" meta:word-count="11" meta:character-count="248" meta:non-whitespace-character-count="235"/>
    <meta:generator>LibreOffice/7.3.7.2$Linux_X86_64 LibreOffice_project/30$Build-2</meta:generator>
  </office:meta>
</office:document-meta>
</file>